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云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昔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/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音</text:p>
          </table:table-cell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司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香</text:p>
          </table:table-cell>
          <table:table-cell table:style-name="ce37"/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/>
          <table:table-cell table:style-name="ce37" office:value-type="string" calcext:value-type="string">
            <text:p>善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犮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 table:number-columns-repeated="5"/>
          <table:table-cell office:value-type="string" calcext:value-type="string">
            <text:p>爾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/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年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童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來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 office:value-type="string" calcext:value-type="string">
            <text:p>監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氐</text:p>
          </table:table-cell>
          <table:table-cell table:style-name="ce37" office:value-type="string" calcext:value-type="string">
            <text:p>商</text:p>
          </table:table-cell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己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差</text:p>
          </table:table-cell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 table:number-columns-repeated="3"/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/>
          <table:table-cell office:value-type="string" calcext:value-type="string">
            <text:p>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/>
          <table:table-cell office:value-type="string" calcext:value-type="string">
            <text:p>奔</text:p>
          </table:table-cell>
          <table:table-cell table:number-columns-repeated="4"/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table:number-columns-repeated="6"/>
          <table:table-cell office:value-type="string" calcext:value-type="string">
            <text:p>重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 office:value-type="string" calcext:value-type="string">
            <text:p>卑</text:p>
          </table:table-cell>
          <table:table-cell table:style-name="ce35" office:value-type="string" calcext:value-type="string">
            <text:p>𢦏</text:p>
          </table:table-cell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2:08:40.756219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6T12:21:01.889592523</dc:date>
    <meta:editing-duration>P1DT9H59M36S</meta:editing-duration>
    <meta:editing-cycles>538</meta:editing-cycles>
    <meta:generator>LibreOffice/26.2.1.2$Linux_X86_64 LibreOffice_project/620$Build-2</meta:generator>
    <meta:document-statistic meta:table-count="1" meta:cell-count="477" meta:object-count="0"/>
  </office:meta>
</office:document-meta>
</file>